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left="0cm" fo:margin-right="0cm" fo:margin-top="0.176cm" fo:margin-bottom="0.176cm" style:contextual-spacing="false" fo:text-indent="0cm" style:auto-text-indent="false" fo:background-color="#ffffff" style:writing-mode="lr-tb"/>
      <style:text-properties fo:color="#000000" loext:opacity="100%" style:font-name="Bahnschrift SemiBold" fo:language="zxx" fo:country="none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break-before="page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text-properties style:font-name="Bahnschrift SemiBold" fo:language="zxx" fo:country="none" style:language-asian="zxx" style:country-asian="none" style:language-complex="zxx" style:country-complex="none"/>
    </style:style>
    <style:style style:name="P6" style:family="paragraph" style:parent-style-name="Text_20_body">
      <style:text-properties style:font-name="Bahnschrift SemiBold" fo:language="zxx" fo:country="none" officeooo:rsid="00129bc0" officeooo:paragraph-rsid="00129bc0" style:language-asian="zxx" style:country-asian="none" style:language-complex="zxx" style:country-complex="none"/>
    </style:style>
    <style:style style:name="P7" style:family="paragraph" style:parent-style-name="Text_20_body">
      <style:text-properties style:font-name="Bahnschrift SemiBold" fo:language="zxx" fo:country="none" style:text-underline-style="none" officeooo:rsid="00129bc0" officeooo:paragraph-rsid="00129bc0" style:language-asian="zxx" style:country-asian="none" style:language-complex="zxx" style:country-complex="none"/>
    </style:style>
    <style:style style:name="P8" style:family="paragraph" style:parent-style-name="Text_20_body">
      <style:text-properties style:font-name="Bahnschrift SemiBold" fo:language="zxx" fo:country="none" style:text-underline-style="none" officeooo:rsid="0015b42a" officeooo:paragraph-rsid="0015b42a" style:language-asian="zxx" style:country-asian="none" style:language-complex="zxx" style:country-complex="none"/>
    </style:style>
    <style:style style:name="P9" style:family="paragraph" style:parent-style-name="Text_20_body">
      <style:text-properties style:font-name="Bahnschrift SemiBold" fo:language="zxx" fo:country="none" style:text-underline-style="none" officeooo:rsid="001757c3" officeooo:paragraph-rsid="001757c3" style:language-asian="zxx" style:country-asian="none" style:language-complex="zxx" style:country-complex="none"/>
    </style:style>
    <style:style style:name="P10" style:family="paragraph" style:parent-style-name="didascalie">
      <style:paragraph-properties fo:margin-left="0.529cm" fo:margin-right="0.529cm" fo:margin-top="0.132cm" fo:margin-bottom="0.132cm" style:contextual-spacing="false" fo:text-align="center" style:justify-single-word="false" fo:text-indent="0cm" style:auto-text-indent="false" style:writing-mode="lr-tb"/>
      <style:text-properties fo:color="#ff3838" loext:opacity="100%" style:font-name="Bahnschrift SemiBold" fo:language="zxx" fo:country="none" style:language-asian="zxx" style:country-asian="none" style:language-complex="zxx" style:country-complex="none"/>
    </style:style>
    <style:style style:name="P11" style:family="paragraph" style:parent-style-name="locuteur">
      <style:paragraph-properties fo:margin-left="0cm" fo:margin-right="0cm" fo:margin-top="0.176cm" fo:margin-bottom="0.176cm" style:contextual-spacing="false" fo:text-indent="0cm" style:auto-text-indent="fals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12" style:family="paragraph" style:parent-style-name="locuteur">
      <style:paragraph-properties fo:margin-left="0.529cm" fo:margin-right="0.529cm" fo:margin-top="0.529cm" fo:margin-bottom="0.132cm" style:contextual-spacing="false" fo:text-align="center" style:justify-single-word="false" fo:text-indent="0.265cm" style:auto-text-indent="fals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13" style:family="paragraph" style:parent-style-name="locuteur">
      <style:paragraph-properties fo:margin-left="0.529cm" fo:margin-right="0.529cm" fo:margin-top="0.529cm" fo:margin-bottom="0.132cm" style:contextual-spacing="false" fo:text-align="center" style:justify-single-word="false" fo:text-indent="0.265cm" style:auto-text-indent="false" fo:break-before="pag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14" style:family="paragraph" style:parent-style-name="locuteur">
      <style:paragraph-properties fo:margin-left="0.529cm" fo:margin-right="0.529cm" fo:margin-top="0.529cm" fo:margin-bottom="0.132cm" style:contextual-spacing="false" fo:text-align="center" style:justify-single-word="false" fo:text-indent="0cm" style:auto-text-indent="fals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15" style:family="paragraph" style:parent-style-name="locuteur">
      <style:paragraph-properties fo:margin-left="0.529cm" fo:margin-right="0.529cm" fo:margin-top="0.529cm" fo:margin-bottom="0.132cm" style:contextual-spacing="false" fo:text-align="center" style:justify-single-word="false" fo:text-indent="0cm" style:auto-text-indent="false" fo:break-before="pag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16" style:family="paragraph" style:parent-style-name="locuteur">
      <style:paragraph-properties fo:margin-left="0cm" fo:margin-right="0cm" fo:margin-top="0.176cm" fo:margin-bottom="0.176cm" style:contextual-spacing="false" fo:text-indent="0cm" style:auto-text-indent="false" style:writing-mode="lr-tb"/>
      <style:text-properties fo:color="#ffffff" loext:opacity="100%" style:font-name="Bahnschrift SemiBold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P17" style:family="paragraph" style:parent-style-name="locuteur">
      <style:paragraph-properties fo:margin-left="0cm" fo:margin-right="0cm" fo:margin-top="0.176cm" fo:margin-bottom="0.176cm" style:contextual-spacing="false" fo:text-indent="0cm" style:auto-text-indent="false" style:writing-mode="lr-tb"/>
      <style:text-properties fo:color="#ffffff" loext:opacity="100%" style:font-name="Bahnschrift SemiBold" fo:font-size="11pt" fo:language="zxx" fo:country="none" fo:font-style="italic" fo:font-weight="bold" style:font-size-asian="11pt" style:language-asian="zxx" style:country-asian="none" style:font-style-asian="italic" style:font-weight-asian="bold" style:font-size-complex="11pt" style:language-complex="zxx" style:country-complex="none"/>
    </style:style>
    <style:style style:name="P18" style:family="paragraph" style:parent-style-name="locuteur">
      <style:paragraph-properties style:writing-mode="lr-tb"/>
      <style:text-properties style:font-name="Bahnschrift SemiBold" fo:language="zxx" fo:country="none" style:language-asian="zxx" style:country-asian="none" style:language-complex="zxx" style:country-complex="none"/>
    </style:style>
    <style:style style:name="P19" style:family="paragraph" style:parent-style-name="proseincise">
      <style:paragraph-properties fo:margin-left="0.529cm" fo:margin-right="0.529cm" fo:margin-top="0.529cm" fo:margin-bottom="0.529cm" style:contextual-spacing="false" fo:text-align="justify" style:justify-single-word="false" fo:text-indent="0.265cm" style:auto-text-indent="fals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P20" style:family="paragraph" style:parent-style-name="proseincise">
      <style:paragraph-properties fo:margin-left="0.529cm" fo:margin-right="0.529cm" fo:margin-top="0cm" fo:margin-bottom="0cm" style:contextual-spacing="false" fo:text-align="justify" style:justify-single-word="false" fo:text-indent="0.265cm" style:auto-text-indent="false" style:writing-mode="lr-tb"/>
      <style:text-properties fo:color="#ffffff" loext:opacity="100%" style:font-name="Bahnschrift SemiBold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9bc0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0% 100%"/>
    </style:style>
    <style:style style:name="T8" style:family="text">
      <style:text-properties officeooo:rsid="0015b42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officeooo:rsid="001757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HEATRE <text:s/></text:span></text:p>
      <text:p text:style-name="P1"><text:span text:style-name="T3">PARCOURS SPECTACLE ET COMEDIE</text:span></text:p>
      <text:p text:style-name="P1"><text:span text:style-name="T3">EL 19</text:span></text:p>
      <text:p text:style-name="P11"><text:span text:style-name="T4">Monsieur de Pourceaugnac, I, 8 (fin de la scène)</text:span></text:p>
      <text:p text:style-name="P12"><text:span text:style-name="T6">MONSIEUR DE POURCEAUGNAC.</text:span></text:p>
      <text:p text:style-name="P19">Messieurs, il y a une heure que je vous écoute. Est-ce que nous jouons une comédie ?</text:p>
      <text:p text:style-name="P12"><text:span text:style-name="T6">PREMIER MÉDECIN.</text:span></text:p>
      <text:p text:style-name="P19">Non, Monsieur, nous ne jouons point.</text:p>
      <text:p text:style-name="P12"><text:span text:style-name="T6">MONSIEUR DE POURCEAUGNAC.</text:span></text:p>
      <text:p text:style-name="P19">Qu'est-ce que tout ceci ? Et que voulez-vous dire avec votre galimatias et vos sottises ?</text:p>
      <text:p text:style-name="P12"><text:span text:style-name="T6">PREMIER MÉDECIN.</text:span></text:p>
      <text:p text:style-name="P19">Bon, dire des injures. Voilà un diagnostique qui nous manquait pour la confirmation de son mal, et ceci pourrait bien tourner en manie.</text:p>
      <text:p text:style-name="P12"><text:span text:style-name="T6">MONSIEUR DE POURCEAUGNAC.</text:span></text:p>
      <text:p text:style-name="P19">Avec qui m'a-t-on mis ici ?</text:p>
      <text:p text:style-name="P10"><text:span text:style-name="T5">Il crache deux ou trois fois.</text:span> //</text:p>
      <text:p text:style-name="P12"><text:span text:style-name="T6">PREMIER MÉDECIN.</text:span></text:p>
      <text:p text:style-name="P19">Autre diagnostique : la sputation fréquente.</text:p>
      <text:p text:style-name="P12"><text:span text:style-name="T6">MONSIEUR DE POURCEAUGNAC.</text:span></text:p>
      <text:p text:style-name="P19">Laissons cela, et sortons d'ici.</text:p>
      <text:p text:style-name="P18"/>
      <text:p text:style-name="P5"><text:soft-page-break/>I/<text:span text:style-name="T2">INTRO</text:span></text:p>
      <text:p text:style-name="P5">a)</text:p>
      <text:p text:style-name="P5">b)</text:p>
      <text:p text:style-name="P5">c)</text:p>
      <text:p text:style-name="P6">d)<text:span text:style-name="T1">PB</text:span> :<text:span text:style-name="T8">Un dialogue de sourds</text:span></text:p>
      <text:p text:style-name="P6"/>
      <text:p text:style-name="P6">II/<text:span text:style-name="T1">LECTURE</text:span></text:p>
      <text:p text:style-name="P6">III/<text:span text:style-name="T1">EXPLICATION</text:span></text:p>
      <text:p text:style-name="P7">ETAPE 1: L1 <text:span text:style-name="T7">À</text:span> 8 :</text:p>
      <text:p text:style-name="P7"/>
      <text:p text:style-name="P7">ETAPE2 : L9 À 18 :</text:p>
      <text:p text:style-name="P7"/>
      <text:p text:style-name="P7">ETAPE 3 : L 19 À 27 : <text:span text:style-name="T8">Pourceaugnac fait par de ses doutes par rapports au médecins - <text:s/>doute hérité de ses parents - , occasion de plus d'ajouter une maladie au diagnostic de Pourceaugnac -&gt; </text:span><text:span text:style-name="T11">moquerie de la médecine</text:span></text:p>
      <text:p text:style-name="P8">Durrant cette étape , le mot <text:span text:style-name="T11">médecin y est répété 3 fois et le médecin enumère une liste de mots qualifiant le remède que Pourceaugnac doit prendre</text:span></text:p>
      <text:p text:style-name="P9">Comparatif de supériorité "nous savons mieux que vous comment vous vous portez" entre le médcin et le patient</text:p>
      <text:p text:style-name="P8">IV/<text:span text:style-name="T10">CONCLUSION</text:span><text:span text:style-name="T9"> :</text:span></text:p>
      <text:p text:style-name="P8"><text:span text:style-name="T9">a)</text:span><text:span text:style-name="T10">PB</text:span><text:span text:style-name="T9">: Un dialogue de sourds</text:span></text:p>
      <text:p text:style-name="P8"><text:span text:style-name="T9">b)</text:span><text:span text:style-name="T10">Cheminement </text:span><text:span text:style-name="T9">:</text:span></text:p>
      <text:p text:style-name="P8"><text:span text:style-name="T9">c)</text:span><text:span text:style-name="T10">Ouverture </text:span><text:span text:style-name="T9">:</text:span></text:p>
      <text:p text:style-name="P13"><text:span text:style-name="T6">PREMIER MÉDECIN.</text:span></text:p>
      <text:p text:style-name="P19">Autre encore : l'inquiétude de changer de place.</text:p>
      <text:p text:style-name="P12"><text:span text:style-name="T6">MONSIEUR DE POURCEAUGNAC.</text:span></text:p>
      <text:p text:style-name="P19">Qu'est-ce donc que toute cette affaire ? Et que me voulez-vous ?</text:p>
      <text:p text:style-name="P12"><text:span text:style-name="T6">PREMIER MÉDECIN.</text:span></text:p>
      <text:p text:style-name="P19">Vous guérir selon l'ordre qui nous a été donné.</text:p>
      <text:p text:style-name="P12"><text:span text:style-name="T6">MONSIEUR DE POURCEAUGNAC.</text:span></text:p>
      <text:p text:style-name="P19">Me guérir.</text:p>
      <text:p text:style-name="P12"><text:span text:style-name="T6">PREMIER MÉDECIN.</text:span></text:p>
      <text:p text:style-name="P19">Oui.</text:p>
      <text:p text:style-name="P12"><text:span text:style-name="T6">MONSIEUR DE POURCEAUGNAC.</text:span></text:p>
      <text:p text:style-name="P19">Parbleu je ne suis pas malade.</text:p>
      <text:p text:style-name="P12"><text:span text:style-name="T6">PREMIER MÉDECIN.</text:span></text:p>
      <text:p text:style-name="P19">Mauvais signe, lorsqu'un malade ne sent pas son mal.</text:p>
      <text:p text:style-name="P12"><text:span text:style-name="T6">MONSIEUR DE POURCEAUGNAC.</text:span></text:p>
      <text:p text:style-name="P19">Je vous dis que je me porte bien.//</text:p>
      <text:p text:style-name="P12"><text:span text:style-name="T6">PREMIER MÉDECIN.</text:span></text:p>
      <text:p text:style-name="P19">Nous savons mieux que vous comment vous vous portez, et nous sommes médecins, qui voyons clair dans votre constitution.</text:p>
      <text:p text:style-name="P12"><text:soft-page-break/><text:span text:style-name="T6"/></text:p>
      <text:p text:style-name="P14"><text:span text:style-name="T6"/></text:p>
      <text:p text:style-name="P15"><text:span text:style-name="T6"><text:s/>MONSIEUR DE POURCEAUGNAC.</text:span></text:p>
      <text:p text:style-name="P19">Si vous êtes médecins, je n'ai que faire de vous ; et je me moque de la médecine.</text:p>
      <text:p text:style-name="P12"><text:span text:style-name="T6">PREMIER MÉDECIN.</text:span></text:p>
      <text:p text:style-name="P19">Hon, hon ; voici un homme plus fou que nous ne pensons.</text:p>
      <text:p text:style-name="P12"><text:span text:style-name="T6">MONSIEUR DE POURCEAUGNAC.</text:span></text:p>
      <text:p text:style-name="P19">Mon père et ma mère n'ont jamais voulu de remèdes, et ils sont morts tous deux sans l'assistance des médecins.</text:p>
      <text:p text:style-name="P12"><text:span text:style-name="T6">PREMIER MÉDECIN.</text:span></text:p>
      <text:p text:style-name="P20">Je ne m'étonne pas s'ils ont engendré un fils qui est insensé. Allons, procédons à la curation, et par la douceur exhilarante de l'harmonie, adoucissons, lénifions, et accoisons l'aigreur de ses esprits, que je vois prêts à s'enflammer. <text:s/>//</text:p>
      <text:p text:style-name="P16"/>
      <text:p text:style-name="P17"/>
      <text:p text:style-name="P2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" svg:font-family="Bahnschrift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/>
      <style:text-properties fo:font-size="12pt" style:font-size-asian="12pt" style:language-asian="fr" style:country-asian="FR" style:font-size-complex="12pt"/>
    </style:style>
    <style:style style:name="locuteur" style:family="paragraph" style:parent-style-name="Standard" style:default-outline-level="">
      <style:paragraph-properties fo:margin-top="0.176cm" fo:margin-bottom="0.176cm" style:contextual-spacing="false" fo:line-height="100%"/>
      <style:text-properties fo:font-size="12pt" style:font-size-asian="12pt" style:language-asian="fr" style:country-asian="FR" style:font-size-complex="12pt"/>
    </style:style>
    <style:style style:name="proseincise" style:family="paragraph" style:parent-style-name="Standard" style:default-outline-level="">
      <style:paragraph-properties fo:margin-top="0.176cm" fo:margin-bottom="0.176cm" style:contextual-spacing="false" fo:line-height="100%"/>
      <style:text-properties fo:font-size="12pt" style:font-size-asian="12pt" style:language-asian="fr" style:country-asian="FR" style:font-size-complex="12pt"/>
    </style:style>
    <style:style style:name="didascalie" style:family="paragraph" style:parent-style-name="Standard" style:default-outline-level="">
      <style:paragraph-properties fo:margin-top="0.176cm" fo:margin-bottom="0.176cm" style:contextual-spacing="false" fo:line-height="100%"/>
      <style:text-properties fo:font-size="12pt" style:font-size-asian="12pt" style:language-asian="fr" style:country-asian="FR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3T15:07:19.544000000</meta:creation-date>
    <dc:date>2023-05-23T15:52:23.954000000</dc:date>
    <meta:editing-duration>PT11M25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6" meta:paragraph-count="61" meta:word-count="435" meta:character-count="2515" meta:non-whitespace-character-count="2136"/>
  </office:meta>
</office:document-meta>
</file>